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8c334" officeooo:paragraph-rsid="0049ebff" style:font-size-asian="12.25pt" style:font-size-complex="14pt"/>
    </style:style>
    <style:style style:name="P8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9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10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1" style:family="paragraph" style:parent-style-name="_30_._20_Normál">
      <style:text-properties fo:font-size="14pt" officeooo:paragraph-rsid="00554df7" style:font-size-asian="12.25pt" style:font-size-complex="14pt"/>
    </style:style>
    <style:style style:name="P12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3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4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15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16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17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18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19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20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318f3e" officeooo:paragraph-rsid="00325db8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bab94" officeooo:paragraph-rsid="006bab94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6d7af9" officeooo:paragraph-rsid="006d7af9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7b2708" officeooo:paragraph-rsid="007b2708" style:font-size-asian="14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56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57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58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59" style:family="paragraph" style:parent-style-name="_30_._20_Normál">
      <style:text-properties fo:font-size="14pt" fo:font-weight="normal" officeooo:rsid="003d9276" officeooo:paragraph-rsid="003d9276" style:font-size-asian="12.25pt" style:font-weight-asian="normal" style:font-size-complex="14pt" style:font-weight-complex="normal"/>
    </style:style>
    <style:style style:name="P60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61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62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63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64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65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66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67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68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69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70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71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72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73" style:family="paragraph" style:parent-style-name="_30_._20_Normál">
      <style:text-properties fo:font-size="14pt" fo:font-weight="normal" officeooo:rsid="007b2708" officeooo:paragraph-rsid="007b2708" style:font-size-asian="14pt" style:font-weight-asian="normal" style:font-size-complex="14pt" style:font-weight-complex="normal"/>
    </style:style>
    <style:style style:name="P74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75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76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77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78" style:family="paragraph" style:parent-style-name="_30_._20_Normál">
      <style:text-properties fo:font-size="14pt" officeooo:rsid="007b097a" officeooo:paragraph-rsid="007b097a" style:font-size-asian="14pt" style:font-size-complex="14pt"/>
    </style:style>
    <style:style style:name="P79" style:family="paragraph" style:parent-style-name="_30_._20_Normál">
      <style:text-properties officeooo:rsid="0021ec78" officeooo:paragraph-rsid="0021ec78"/>
    </style:style>
    <style:style style:name="P80" style:family="paragraph" style:parent-style-name="_30_._20_Normál">
      <style:text-properties officeooo:rsid="00221094" officeooo:paragraph-rsid="00221094"/>
    </style:style>
    <style:style style:name="P81" style:family="paragraph" style:parent-style-name="_30_._20_Normál">
      <style:text-properties officeooo:rsid="0023594d" officeooo:paragraph-rsid="0023594d"/>
    </style:style>
    <style:style style:name="P82" style:family="paragraph" style:parent-style-name="_30_._20_Normál">
      <style:text-properties officeooo:rsid="0025121f" officeooo:paragraph-rsid="0025121f"/>
    </style:style>
    <style:style style:name="P83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84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85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86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87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88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89" style:family="paragraph" style:parent-style-name="Cím_20_03">
      <style:text-properties officeooo:rsid="0034af1a" officeooo:paragraph-rsid="0034af1a"/>
    </style:style>
    <style:style style:name="P90" style:family="paragraph" style:parent-style-name="Cím_20_03">
      <style:text-properties fo:font-size="16pt" style:font-size-asian="16pt" style:font-size-complex="16pt"/>
    </style:style>
    <style:style style:name="P91" style:family="paragraph" style:parent-style-name="_30_._20_Normál">
      <style:text-properties officeooo:rsid="0076365f" officeooo:paragraph-rsid="0076365f"/>
    </style:style>
    <style:style style:name="P92" style:family="paragraph" style:parent-style-name="Cím_20_03">
      <style:text-properties officeooo:rsid="0076365f" officeooo:paragraph-rsid="0076365f"/>
    </style:style>
    <style:style style:name="P93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95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fo:font-weight="bold" officeooo:rsid="007beca7" style:font-weight-asian="bold" style:font-weight-complex="bold"/>
    </style:style>
    <style:style style:name="T12" style:family="text">
      <style:text-properties officeooo:rsid="0014f620"/>
    </style:style>
    <style:style style:name="T13" style:family="text">
      <style:text-properties officeooo:rsid="00161c34"/>
    </style:style>
    <style:style style:name="T14" style:family="text">
      <style:text-properties officeooo:rsid="0018c334"/>
    </style:style>
    <style:style style:name="T15" style:family="text">
      <style:text-properties officeooo:rsid="0019e43e"/>
    </style:style>
    <style:style style:name="T16" style:family="text">
      <style:text-properties officeooo:rsid="0019f7c5"/>
    </style:style>
    <style:style style:name="T17" style:family="text">
      <style:text-properties officeooo:rsid="001d0919"/>
    </style:style>
    <style:style style:name="T18" style:family="text">
      <style:text-properties officeooo:rsid="001e5590"/>
    </style:style>
    <style:style style:name="T19" style:family="text">
      <style:text-properties officeooo:rsid="002053b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25db8" style:font-weight-asian="normal" style:font-weight-complex="normal"/>
    </style:style>
    <style:style style:name="T23" style:family="text">
      <style:text-properties fo:font-weight="normal" officeooo:rsid="00340651" style:font-weight-asian="normal" style:font-weight-complex="normal"/>
    </style:style>
    <style:style style:name="T24" style:family="text">
      <style:text-properties fo:font-weight="normal" officeooo:rsid="003428e1" style:font-weight-asian="normal" style:font-weight-complex="normal"/>
    </style:style>
    <style:style style:name="T25" style:family="text">
      <style:text-properties fo:font-weight="normal" officeooo:rsid="0034af1a" style:font-weight-asian="normal" style:font-weight-complex="normal"/>
    </style:style>
    <style:style style:name="T26" style:family="text">
      <style:text-properties fo:font-weight="normal" officeooo:rsid="0036e3e1" style:font-weight-asian="normal" style:font-weight-complex="normal"/>
    </style:style>
    <style:style style:name="T27" style:family="text">
      <style:text-properties fo:font-weight="normal" officeooo:rsid="0038de71" style:font-weight-asian="normal" style:font-weight-complex="normal"/>
    </style:style>
    <style:style style:name="T28" style:family="text">
      <style:text-properties fo:font-weight="normal" officeooo:rsid="003a01dd" style:font-weight-asian="normal" style:font-weight-complex="normal"/>
    </style:style>
    <style:style style:name="T29" style:family="text">
      <style:text-properties fo:font-weight="normal" officeooo:rsid="004cc25c" style:font-weight-asian="normal" style:font-weight-complex="normal"/>
    </style:style>
    <style:style style:name="T30" style:family="text">
      <style:text-properties fo:font-weight="normal" officeooo:rsid="004cd963" style:font-weight-asian="normal" style:font-weight-complex="normal"/>
    </style:style>
    <style:style style:name="T31" style:family="text">
      <style:text-properties fo:font-weight="normal" officeooo:rsid="00514ea3" style:font-weight-asian="normal" style:font-weight-complex="normal"/>
    </style:style>
    <style:style style:name="T32" style:family="text">
      <style:text-properties fo:font-weight="normal" officeooo:rsid="005b58fc" style:font-weight-asian="normal" style:font-weight-complex="normal"/>
    </style:style>
    <style:style style:name="T33" style:family="text">
      <style:text-properties fo:font-weight="normal" officeooo:rsid="005eb510" style:font-weight-asian="normal" style:font-weight-complex="normal"/>
    </style:style>
    <style:style style:name="T34" style:family="text">
      <style:text-properties fo:font-weight="normal" officeooo:rsid="00650221" style:font-weight-asian="normal" style:font-weight-complex="normal"/>
    </style:style>
    <style:style style:name="T35" style:family="text">
      <style:text-properties fo:font-weight="normal" officeooo:rsid="0066c7d0" style:font-weight-asian="normal" style:font-weight-complex="normal"/>
    </style:style>
    <style:style style:name="T36" style:family="text">
      <style:text-properties fo:font-weight="normal" officeooo:rsid="006ad451" style:font-weight-asian="normal" style:font-weight-complex="normal"/>
    </style:style>
    <style:style style:name="T37" style:family="text">
      <style:text-properties fo:font-weight="normal" officeooo:rsid="006c8f4f" style:font-weight-asian="normal" style:font-weight-complex="normal"/>
    </style:style>
    <style:style style:name="T38" style:family="text">
      <style:text-properties fo:font-weight="normal" officeooo:rsid="006ee98d" style:font-weight-asian="normal" style:font-weight-complex="normal"/>
    </style:style>
    <style:style style:name="T39" style:family="text">
      <style:text-properties fo:font-weight="normal" officeooo:rsid="00752cdd" style:font-weight-asian="normal" style:font-weight-complex="normal"/>
    </style:style>
    <style:style style:name="T40" style:family="text">
      <style:text-properties fo:font-weight="normal" officeooo:rsid="00793a86" style:font-weight-asian="normal" style:font-weight-complex="normal"/>
    </style:style>
    <style:style style:name="T41" style:family="text">
      <style:text-properties fo:font-weight="normal" officeooo:rsid="007beca7" style:font-weight-asian="normal" style:font-weight-complex="normal"/>
    </style:style>
    <style:style style:name="T42" style:family="text">
      <style:text-properties officeooo:rsid="0023594d"/>
    </style:style>
    <style:style style:name="T43" style:family="text">
      <style:text-properties officeooo:rsid="0025121f"/>
    </style:style>
    <style:style style:name="T44" style:family="text">
      <style:text-properties officeooo:rsid="002705eb"/>
    </style:style>
    <style:style style:name="T45" style:family="text">
      <style:text-properties officeooo:rsid="002a48ca"/>
    </style:style>
    <style:style style:name="T46" style:family="text">
      <style:text-properties officeooo:rsid="002d30aa"/>
    </style:style>
    <style:style style:name="T47" style:family="text">
      <style:text-properties officeooo:rsid="0032326d"/>
    </style:style>
    <style:style style:name="T48" style:family="text">
      <style:text-properties officeooo:rsid="003428e1"/>
    </style:style>
    <style:style style:name="T49" style:family="text">
      <style:text-properties officeooo:rsid="003d0e9a"/>
    </style:style>
    <style:style style:name="T50" style:family="text">
      <style:text-properties officeooo:rsid="003dd897"/>
    </style:style>
    <style:style style:name="T51" style:family="text">
      <style:text-properties officeooo:rsid="003eca7c"/>
    </style:style>
    <style:style style:name="T52" style:family="text">
      <style:text-properties officeooo:rsid="0042cd4d"/>
    </style:style>
    <style:style style:name="T53" style:family="text">
      <style:text-properties officeooo:rsid="004bd667"/>
    </style:style>
    <style:style style:name="T54" style:family="text">
      <style:text-properties officeooo:rsid="00325db8"/>
    </style:style>
    <style:style style:name="T55" style:family="text">
      <style:text-properties officeooo:rsid="004eb005"/>
    </style:style>
    <style:style style:name="T56" style:family="text">
      <style:text-properties officeooo:rsid="005284ed"/>
    </style:style>
    <style:style style:name="T57" style:family="text">
      <style:text-properties officeooo:rsid="00543c91"/>
    </style:style>
    <style:style style:name="T58" style:family="text">
      <style:text-properties officeooo:rsid="00554df7"/>
    </style:style>
    <style:style style:name="T59" style:family="text">
      <style:text-properties officeooo:rsid="00595d4a"/>
    </style:style>
    <style:style style:name="T60" style:family="text">
      <style:text-properties officeooo:rsid="005a65b2"/>
    </style:style>
    <style:style style:name="T61" style:family="text">
      <style:text-properties officeooo:rsid="005a75bd"/>
    </style:style>
    <style:style style:name="T62" style:family="text">
      <style:text-properties officeooo:rsid="005b58fc"/>
    </style:style>
    <style:style style:name="T63" style:family="text">
      <style:text-properties officeooo:rsid="0062565b"/>
    </style:style>
    <style:style style:name="T64" style:family="text">
      <style:text-properties officeooo:rsid="006405f8"/>
    </style:style>
    <style:style style:name="T65" style:family="text">
      <style:text-properties officeooo:rsid="0069af74"/>
    </style:style>
    <style:style style:name="T66" style:family="text">
      <style:text-properties officeooo:rsid="006a30d0"/>
    </style:style>
    <style:style style:name="T67" style:family="text">
      <style:text-properties officeooo:rsid="0066c7d0"/>
    </style:style>
    <style:style style:name="T68" style:family="text">
      <style:text-properties officeooo:rsid="0077f620"/>
    </style:style>
    <style:style style:name="T69" style:family="text">
      <style:text-properties officeooo:rsid="007be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Telepítés: <text:span text:style-name="T21">sudo pacman -Syu --asdeps kicad kicad-library kicad-library-3d</text:span></text:p>
      <text:p text:style-name="P90"/>
      <text:p text:style-name="P90"/>
      <text:p text:style-name="P90"><text:span text:style-name="T13">I. </text:span>Kapcsolási rajz - Schematic szerkesztése</text:p>
      <text:p text:style-name="P15"/>
      <text:p text:style-name="P15"/>
      <text:p text:style-name="P19">Munka kezdése:</text:p>
      <text:p text:style-name="P6"><text:span text:style-name="T53">K</text:span>ezdjük a fájl/oldalbeállításokkal, és adjunk nevet, dátumot, és szüksége esetén módosítsuk az oldalbeállításokat.</text:p>
      <text:p text:style-name="P19"><text:span text:style-name="T48">Kapcsolási rajznál</text:span><text:span text:style-name="T24"> a</text:span><text:span text:style-name="T21"> 140%-os nyomtatáshoz rajzoljuk meg a keretet </text:span><text:span text:style-name="T24">(bal oldali eszköztáron vonalat használjuk) </text:span><text:span text:style-name="T21">és abba rajzoljunk. A keret mérete X*Y = </text:span>2<text:span text:style-name="T47">10</text:span>*1<text:span text:style-name="T47">5</text:span>0 mm<text:span text:style-name="T21">. A lap bal felső sarkában levő origóból rajzoljuk, és nyomtatáskor majd oda visszük a keretet a benne levőkkel együtt, és akkor a 140%-os nyomtatáskor pont minden ki lesz nyomtatva.</text:span><text:span text:style-name="T22"> </text:span></text:p>
      <text:p text:style-name="P28"><text:span text:style-name="T54">P</text:span>CB-nél <text:span text:style-name="T21">fotózáshoz x = 150, y = 100 mm, A4-es lap = 275x170 mm.</text:span></text:p>
      <text:p text:style-name="P19"><text:span text:style-name="T22"/></text:p>
      <text:p text:style-name="P21"><text:span text:style-name="T21"/></text:p>
      <text:p text:style-name="P19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16">Delete: <text:span text:style-name="T21">Az egeret elég valami fölé vinni és megnyomni a delete gombot (nem kell kijelölni semmit).</text:span></text:p>
      <text:p text:style-name="P16"/>
      <text:p text:style-name="P1"><text:span text:style-name="T3">Symbol mappa:</text:span> /usr/share/kicad/symbols</text:p>
      <text:p text:style-name="P1">Symbol mappák hozzáadása: Prferences/manage symbol libraries: alul mappa ikon (add en existing library to table): a megnyíló ablakban megkeresem a /usr/share/kicad/symbols/ mappát, de ez nem elég, a mappában levő fájlokat mind kijelölni (Ctrl+A), vagy a shift gomb használatával, és csak utána kattintani az open -re. </text:p>
      <text:p text:style-name="P1"/>
      <text:p text:style-name="P1"><text:span text:style-name="T3">Foot prints mapp</text:span><text:span text:style-name="T4">a</text:span><text:span text:style-name="T3">:</text:span> /usr/share/kicad/footprints</text:p>
      <text:p text:style-name="P1">A tartalmát hozzáadjuk a Tolls menü/assing footprints megnyitása után, hasonlóan a symbol mappánál leírtak szerint járva el (itt sem elég a mappa, a fájlokat kell bemásolni).</text:p>
      <text:p text:style-name="P1"/>
      <text:p text:style-name="P12"><text:span text:style-name="T3">Egyéb library helyek:</text:span> .local/share/kicad/</text:p>
      <text:p text:style-name="P12"><text:soft-page-break/></text:p>
      <text:p text:style-name="P27">Saját symbol és footprints mappák létrehozása, hozzáadása:</text:p>
      <text:p text:style-name="P62">Egyik módszer, ha fájlkezelőben létrehozom és majd a Kicadban hozzáadom.</text:p>
      <text:p text:style-name="P63"><text:span text:style-name="T3">Symbol </text:span>(alkatrészek): *.kicad_sym fájl létrehozása. <text:span text:style-name="T59">A Github-on csináltam Kicad repót (gvandor userhez), ennek megfelelően az elérési út a következő lett: <text:s/>~/</text:span>Documents/Github/gvandor/<text:span text:style-name="T3">Kicad/Symbols/001_user_library.kicad_sym</text:span><text:span text:style-name="T9"> </text:span><text:span text:style-name="T3">Footprints</text:span> (lábnyom, fólia oldali lenyomatok): *.pretty fájl létrehozása.<text:span text:style-name="T60"> </text:span><text:span text:style-name="T59">~/</text:span>Documents/Github/gvandor/<text:span text:style-name="T3">Kicad/FootPrints/001_user_library.pretty</text:span><text:span text:style-name="T9"> </text:span>Azért kezdődik számmal, mert így a lista elején lesz majd. </text:p>
      <text:p text:style-name="P63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7"/>
      <text:p text:style-name="P1"><text:span text:style-name="T3">Munkaterület mozgatása: </text:span>jobb<text:span text:style-name="T14">, vagy középső</text:span> egérgomb lenyomva tartás mellett.</text:p>
      <text:p text:style-name="P1"/>
      <text:p text:style-name="P1">A KiCadben a megnyomás Esc<text:span text:style-name="T12"> </text:span>mindig "törlést" jelent: ha egy eszköz valamilyen művelet közepén van (például nyomvonalak irányítása), a gomb első megnyomása Esc<text:span text:style-name="T12"> </text:span>megszakítja azt a műveletet. A következő megnyomásával Esc<text:span text:style-name="T12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gyorsbillentyűk megtekintése: help/list hotkeys</text:p>
      <text:p text:style-name="P8"/>
      <text:p text:style-name="P13">Fontos különbséget tenni a vonal, vezeték és track között. A vonal nem elektromos elem, csak szöveges, vagy grafikai. Schematicban a wire a vezeték, PCB-ben a track az elektromosan vezető elem.</text:p>
      <text:p text:style-name="P13"/>
      <text:p text:style-name="P13"><text:span text:style-name="T3">Alkatrészek</text:span> <text:span text:style-name="T3">lehelyezése</text:span>:</text:p>
      <text:p text:style-name="P13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21">értéket</text:span> (<text:span text:style-name="T3">value</text:span>), kiválasztom a lábnyomot (<text:span text:style-name="T3">footprint</text:span>) &gt; végül leteszem az alkatrészt (symbolt).</text:p>
      <text:p text:style-name="P13"/>
      <text:p text:style-name="P33">SNAP beállítás: négy helyen<text:span text:style-name="T21"> is be kell állítani. Preferences/preferences/symbol editor</text:span><text:span text:style-name="T32">/display option</text:span><text:span text:style-name="T21">, schematic editor</text:span><text:span text:style-name="T32">/display option</text:span><text:span text:style-name="T21">, footprint editor</text:span><text:span text:style-name="T32">/display option</text:span><text:span text:style-name="T21">, pcb editor</text:span><text:span text:style-name="T32">/display option</text:span><text:span text:style-name="T21">. Úgy állítottam be, hogy a grid bekapcsolásakor legyen snap, kikapcsoláskor ne legyen.</text:span></text:p>
      <text:p text:style-name="P8"/>
      <text:p text:style-name="P8">Alap alkatrészek a device mappában<text:span text:style-name="T61"> vannak</text:span>.</text:p>
      <text:p text:style-name="P1"><text:span text:style-name="T15">Szimbólumot (alkatrészt)</text:span> lehet konkrét típus szerint is<text:span text:style-name="T12">, vagy az alábbiak szerint:</text:span></text:p>
      <text:p text:style-name="P1">C = capacitor</text:p>
      <text:p text:style-name="P1">C_polarized = polarizált kapacitás</text:p>
      <text:p text:style-name="P1"><text:soft-page-break/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19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20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16"> (vezetékek nélkül a kijelölt s</text:span><text:span text:style-name="T17">z</text:span><text:span text:style-name="T16">imbólumot), G (a hozzátartozó vezetéket is viszi).</text:span></text:p>
      <text:p text:style-name="P9"><text:span text:style-name="T3">X</text:span> horizontális tükrözést végez az elemen.</text:p>
      <text:p text:style-name="P1"><text:span text:style-name="T3">Vezetékezés:</text:span> vezeték W (wire), B<text:span text:style-name="T17"> (bus)</text:span>, vagy oldalt az eszköztáron.</text:p>
      <text:p text:style-name="P1">Befejezés: dupla kattintással, vagy jobb klikk menü. Megszakítás esc.</text:p>
      <text:p text:style-name="P1"/>
      <text:p text:style-name="P11"><text:span text:style-name="T3">Annotáció</text:span><text:span text:style-name="T10"> (megjegyzés hozzárendelése)</text:span><text:span text:style-name="T3">:</text:span> </text:p>
      <text:p text:style-name="P32">Fontos! Amíg nincs annotáció, addig nem lehet footprintseket (lenyomatokat) hozzárendelni az alkatrészekhez!<text:span text:style-name="T62"> L</text:span><text:span text:style-name="T32">egyen bekapcsolva automatára (bal eszközsor)</text:span></text:p>
      <text:p text:style-name="P11"><text:span text:style-name="T58">B</text:span>al oldalt R??-R42 gomb: ha be van kapcsolva automatára, akkor pl. a következő ellenállást számozza, egyébként csak egy kérdőjelet tesz hozzá. Felső menüben a To<text:span text:style-name="T18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oft-page-break/><text:span text:style-name="T6">Alkatrész (szimbólum) </text:span><text:span text:style-name="T3">tulajdonságok:</text:span> E, jobb gomb tulajdonság<text:span text:style-name="T68">, vagy dupla kattintás</text:span>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17">Alkatrész (szimbólum) átrajzolása, módosítása:<text:span text:style-name="T21"> </text:span>ctrl+E<text:span text:style-name="T21">.</text:span></text:p>
      <text:p text:style-name="P18">Egy elem tulajdonságai (méret, érték): E<text:span text:style-name="T68">, dupla kattintás.</text:span></text:p>
      <text:p text:style-name="P14"/>
      <text:p text:style-name="P14">Footprints ablak:</text:p>
      <text:p text:style-name="P26">Fontos infó: <text:span text:style-name="T21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10"/>
      <text:p text:style-name="P24">A Footprints elemek <text:span text:style-name="T49">hozzárendelése (assigment) az alkatrészekhez (symbols)</text:span>:</text:p>
      <text:p text:style-name="P57">Fontos művelet, mert csak azon alkatrészek footprint elemeit tudod a pcb-be bevinni, amikhez hozzárendelted.<text:span text:style-name="T50"> </text:span><text:span text:style-name="T60">Több</text:span><text:span text:style-name="T50">féle módszer van.</text:span></text:p>
      <text:p text:style-name="P55"/>
      <text:p text:style-name="P55">Amikor egy alkatrészt elhelyezel, akkor kijelölöd és E, tulajdonságlapja megjelenik. A footprint sorra kattintasz, kitölthető mezőre vált, a mező jobb végén van egy kis ikon, rákattintasz és megjelenik a footprins ablak. Megkeresed a megfelelőt, vagy ha nincs, akkor hasonlót, amit majd a PCB-ben módosíthatsz, pl. a pin távolság nem pont olyan. Amikor kijelölted, amit választasz , fennt van egy gomb "insert footprint on board" szöveggel, azzal beilleszted, majd OK. gomb. </text:p>
      <text:p text:style-name="P55"/>
      <text:p text:style-name="P55"><text:span text:style-name="T51">Másik mód, ez a fejlettebb:</text:span> Tools/assign footprint<text:span text:style-name="T51">.</text:span> Jobb kattintás (középső ablakrészben) az alkatrészen, és megnézhetjük a kiválasztott footprintet, vagy, ha elrontottuk, törölhetjük a hozzárendelést.</text:p>
      <text:p text:style-name="P58">Ha ebben az ablakban módosítasz valamit, ne felejtsd el A<text:span text:style-name="T3">pply save schematic &amp; continue gombot megnyomni</text:span>, és csak utána OK.</text:p>
      <text:p text:style-name="P59">Még egy fontos dolog, az alkatrész tulajdonságlapján nem tudsz keresőt használni a footprint elem kiválasztásához, de a Tools/assign footprint ablakban van kereső mező és szűrő ikonok, lehet hamarább találsz meg valamit<text:span text:style-name="T52">, de van amikor mégis az első módszerrel találsz megfelelőt.</text:span></text:p>
      <text:p text:style-name="P56"><text:soft-page-break/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51">,</text:span> dupla kattintás<text:span text:style-name="T51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84">Insert = utolsó művelet ismétlése<text:span text:style-name="T21"> (PCB-ben is)</text:span></text:p>
      <text:p text:style-name="P79">X = horizontális tükrözés</text:p>
      <text:p text:style-name="P79">Y = átlós, ferde vezetékezés</text:p>
      <text:p text:style-name="P79">E = alkatrész tulajdonság</text:p>
      <text:p text:style-name="P79">Ctrl + E = alkatrész átrajzolása (editálása)</text:p>
      <text:p text:style-name="P79">A<text:span text:style-name="T42"> = add symbol</text:span></text:p>
      <text:p text:style-name="P79">P<text:span text:style-name="T42"> = add power or ground</text:span></text:p>
      <text:p text:style-name="P79">W<text:span text:style-name="T42"> = add wire</text:span></text:p>
      <text:p text:style-name="P79">B<text:span text:style-name="T42"> = add Bus</text:span></text:p>
      <text:p text:style-name="P79">Z<text:span text:style-name="T42"> = add wire to bus</text:span></text:p>
      <text:p text:style-name="P81">Q = add no collect flag</text:p>
      <text:p text:style-name="P79">J<text:span text:style-name="T42"> = add a junction (csomópont)</text:span></text:p>
      <text:p text:style-name="P79">L<text:span text:style-name="T42"> = add Label</text:span></text:p>
      <text:p text:style-name="P79">ctrl + L<text:span text:style-name="T42"> = add global label</text:span></text:p>
      <text:p text:style-name="P79">H<text:span text:style-name="T42"> = add hierarchical label</text:span></text:p>
      <text:p text:style-name="P79">S<text:span text:style-name="T42"> = add sheet</text:span></text:p>
      <text:p text:style-name="P79">T<text:span text:style-name="T42"> = add text</text:span></text:p>
      <text:p text:style-name="P79">I<text:span text:style-name="T43"> = add line (vonal</text:span><text:span text:style-name="T44">, nem vezeték</text:span><text:span text:style-name="T43">)</text:span></text:p>
      <text:p text:style-name="P79">ctrl + H<text:span text:style-name="T43"> = fa nézet megjelenítés</text:span></text:p>
      <text:p text:style-name="P79">F5<text:span text:style-name="T43"> = frissít</text:span></text:p>
      <text:p text:style-name="P79">Ctrl + F<text:span text:style-name="T43"> = keresés</text:span></text:p>
      <text:p text:style-name="P79">N<text:span text:style-name="T43"> = new symbol</text:span></text:p>
      <text:p text:style-name="P79">Insert<text:span text:style-name="T43"> = legutóbbi objektum beszúrása</text:span></text:p>
      <text:p text:style-name="P80">M<text:span text:style-name="T43"> = mozgatás</text:span></text:p>
      <text:p text:style-name="P80">G<text:span text:style-name="T43"> = mozgatás vezetékkel együtt</text:span></text:p>
      <text:p text:style-name="P82">V = kijelölt elem értékét módosíthatom</text:p>
      <text:p text:style-name="P82"/>
      <text:p text:style-name="P88"/>
      <text:p text:style-name="P85"><text:span text:style-name="T3">Csomópont</text:span><text:span text:style-name="T7">:</text:span><text:span text:style-name="T3"> </text:span></text:p>
      <text:p text:style-name="P85"><text:span text:style-name="T45">A</text:span>rrébb igazítása a vezetéken:<text:span text:style-name="T3"> </text:span>rákattintani, a felugró menüből a junction-t kiválasztani, és akkor arrébb lehet mozgatni. </text:p>
      <text:p text:style-name="P86">Vezetéket összekötök vezetékkel és nem jelenik meg csomópont, megoldás: <text:span text:style-name="T46">nem csak elérem a vezetéket a másik vezetékkel, hanem merőleges irányban elkanyarodok maradva a keresztező vezetékben maradva.</text:span><text:span text:style-name="T60"> A Snap funkció valamiért akadályozza a rajzolást (csomópontok, vezetékek csatlakozása), kapcsold ki.</text:span></text:p>
      <text:p text:style-name="P86"/>
      <text:p text:style-name="P83">Alkatrészlista:</text:p>
      <text:p text:style-name="P87">Tools/Generate BOM</text:p>
      <text:p text:style-name="P87"><text:soft-page-break/></text:p>
      <text:p text:style-name="P87"/>
      <text:p text:style-name="P89">II. PCB</text:p>
      <text:p text:style-name="P20"/>
      <text:p text:style-name="P43">Fontos előzetes:</text:p>
      <text:p text:style-name="P71"><text:span text:style-name="T65">Alapból felső nézetben van a panel/tábla (a Front Copper, F.Cu réteg felől),(hagyományos egyoldalas esetén ez az </text:span>alkatrész oldal<text:span text:style-name="T65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65"> réteget</text:span>, akkor arra az oldalra rajzolok<text:span text:style-name="T65">, ahol a réteg van, amire váltottam</text:span>, de ugyanúgy felső nézetből látom. </text:p>
      <text:p text:style-name="P70">A rajzolást <text:span text:style-name="T65">felső nézetben végzem</text:span><text:span text:style-name="T66"> (klasszikus alkatrész oldal)</text:span><text:span text:style-name="T65">, és mindig azt a réteget teszem aktívvá, amelyik oldalra rajzolok </text:span><text:s/>ha kész, így nyomtatom fóliára, majd a fóliát megfordítom és úgy fotózom rá a panelre, így a festék közvetlen kerül a panel felületére, és az alkatrészek is átfordulnak fólia nézetbe.</text:p>
      <text:p text:style-name="P70">Ha papírra nyomtatok, kézi módszerrel (pontozás, toll) csinálom, akkor mivel a papírt nem fordítom meg, a nyomtatás előtt tükrözni kell, és fólia nézetben printelek, így lesz helyes.<text:span text:style-name="T66"> Látni kell tehát, hogy a felül, vagy alulnézet nem azonos a rétegváltással, azt mondhatom, hogy mindig felülnézetből rajzolom mindkét oldalt, csak réteget váltok a rajzolásnál, de nézetet nem.</text:span></text:p>
      <text:p text:style-name="P44">Még egy fontos info: <text:span text:style-name="T21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43"/>
      <text:p text:style-name="P31">Footprint = lábnyom, <text:span text:style-name="T21">lenyomat a fólián.</text:span></text:p>
      <text:p text:style-name="P20">Munka kezdése:</text:p>
      <text:p text:style-name="P72">Célszerű front rétegre egy szöveget beilleszteni <text:span text:style-name="T3">felülnézet</text:span> felirattal, hogy lássam ha az egészet tükrözöm.</text:p>
      <text:p text:style-name="P22"><text:span text:style-name="T28">R</text:span><text:span text:style-name="T21">ajzol</text:span><text:span text:style-name="T25">unk egy határoló keretet kicsi</text:span><text:span text:style-name="T28">t</text:span><text:span text:style-name="T25"> másképp, mint a kapcsolási rajznál</text:span><text:span text:style-name="T28"> (itt nem nagyítunk, 1:1-ben kell nyomtatni)</text:span><text:span text:style-name="T25">.</text:span><text:span text:style-name="T21"> </text:span><text:span text:style-name="T30">F</text:span><text:span text:style-name="T29">otózáshoz x = 150, y = 100 mm, A4-es lap = 275x170 mm.</text:span></text:p>
      <text:p text:style-name="P29"><text:span text:style-name="T25">J</text:span><text:span text:style-name="T24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26">, vagy fennt az ezközsoron legegyszerűbb</text:span><text:span text:style-name="T24">. </text:span><text:span text:style-name="T23">A lock kikapcsolása: a selection filter alatt a jobb felső négyzet (lelóg a képernyőről) bejelölése engedélyezi a locked objektumok kinyitását.</text:span><text:span text:style-name="T24"> A PCB-nél ez a keret jobb, mint más megoldások, mert a keret elmozdításhoz nem kell az oldalakat kijelölgetni, ezt simán megragadjuk és helyezzük. Ha zárva van, és úgy próbáljuk elhúzni, egy megnyíló ablakban dönthetünk úgy, hogy felülbíráljuk a </text:span><text:soft-page-break/><text:span text:style-name="T24">zárolást, vagy mégse húzzuk el.</text:span><text:span text:style-name="T31"> Meglehet csinálni, a Fájl/page settings lapon, hogy egyedi táblaméretet adok meg.</text:span></text:p>
      <text:p text:style-name="P30"><text:span text:style-name="T24">N</text:span><text:span text:style-name="T21">éhány adat a munka előtt: </text:span>pin távolság célszerűen min. 4,8 mm legyen, a forrszemek átmérője átlagban 3 mm, a vezetősávok 1-2 mm.</text:p>
      <text:p text:style-name="P49"/>
      <text:p text:style-name="P49"><text:span text:style-name="T48">T</text:span>ájékoztató feliratok: <text:span text:style-name="T21">User 1-9 -ig rétegeket használva célszerű feliratozni a panelt, pl. a sideton panelnél 12V, 12fv, meg egyéb tájékoztató megjegyzések (sok helyen pl. polaritás, ki, be stb) elhelyezése. Ezek a rétegek viszont tükrözéskor nem fordulnak át, az csak a réz rétegekre vonatkozik, ami alapból 2 van.</text:span></text:p>
      <text:p text:style-name="P23"><text:span text:style-name="T24"/></text:p>
      <text:p text:style-name="P23"><text:span text:style-name="T24">E</text:span><text:span text:style-name="T21">ltérnek a billentyűparancsok a Schematic-hoz képest:</text:span></text:p>
      <text:p text:style-name="P23"><text:span text:style-name="T21">tükrözés (x tengely) = F</text:span><text:span text:style-name="T27"> (előtte M majd utána F, akkor mozgatjuk és tükrözzük egyszerre)</text:span></text:p>
      <text:p text:style-name="P23"><text:span text:style-name="T27"/></text:p>
      <text:p text:style-name="P25">Footprint importálás a kapcsolási rajzból:</text:p>
      <text:p text:style-name="P60">F8, vagy ikon (update pcb with chage made schematic)</text:p>
      <text:p text:style-name="P25"><text:span text:style-name="T21"/></text:p>
      <text:p text:style-name="P61"><text:span text:style-name="T3">új footprint könyvtár létrehozása</text:span>:</text:p>
      <text:p text:style-name="P61">create delete and edit footprint gomb, ez a footprint editor. Ott file/new library, majd eldöntöd, hogy ne csak egy projekthez legyen (global), és adsz egy nevet akarmi.pretty elnevezéssel. Csináltam egy <text:span text:style-name="T55">001_user_library</text:span>.pretty könyvtárat, <text:span text:style-name="T55">ha ráhagynám a kicad a </text:span><text:s/>/home/gvandor/.local/share/kicad/7.0/footprints<text:span text:style-name="T55"> mappába tenné, de inkább a dokumentum mappámban adtam neki egy számomra kedvezőbb útvonalat.</text:span></text:p>
      <text:p text:style-name="P64">Ha új alkatrészt veszünk a saját könyvtárba fent a footprint tulajdonságok gombot megnyomva, megadhatjuk a pontos nevét az elemnek, pl. kiegészíthetjük valamivel, ami segít nekem.</text:p>
      <text:p text:style-name="P65"/>
      <text:p text:style-name="P65">Jobb oldal, Layereknél (rétegek)<text:span text:style-name="T56">, a színt mutató négyzeten dupla kattintás, vagy középső kattintás és módosíthatom a réteg színét.</text:span></text:p>
      <text:p text:style-name="P66">Beállítjuk a Fájl/Bord setup menüben a dolgokat.<text:span text:style-name="T57"> </text:span><text:span text:style-name="T8">Board Stackup &gt; Physical Stackup</text:span><text:span text:style-name="T57">, </text:span><text:span text:style-name="T8">Tervezési szabályok &gt; Megszorítások</text:span><text:span text:style-name="T57">, </text:span><text:span text:style-name="T8">Tervezési szabályok <text:s/>&gt; Hálózati osztályok</text:span><text:span text:style-name="T57">.</text:span></text:p>
      <text:p text:style-name="P67">A Track vastagságot és néhány méretet a Net Classes (hálózat osztályok) -ben adjuk meg. Létrehozhatsz több hálózat osztályt eltérő méretekkel, és a megfelelőt aktiválod.</text:p>
      <text:p text:style-name="P34">Fontos:<text:span text:style-name="T21"> nem vonalat kell rajzolni, hanem tracket (a vonal csak grafikai elem).</text:span></text:p>
      <text:p text:style-name="P34"><text:span text:style-name="T21"/></text:p>
      <text:p text:style-name="P35"><text:span text:style-name="T21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33"> A rétegek alapból a felső piros, az alsó zöld, ez módosítható, de célszerű. A bal oldali eszköztáron a réteg előtti színes négyzeten dupla kattintásra lehet módosítani a színt.</text:span></text:p>
      <text:p text:style-name="P35"><text:soft-page-break/><text:span text:style-name="T21"/></text:p>
      <text:p text:style-name="P35">Alkatrész elhelyezése:</text:p>
      <text:p text:style-name="P68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68"/>
      <text:p text:style-name="P36">Add Vias: <text:span text:style-name="T21">ez a kétoldal közötti átvezető furat, ami majd összeköti a két rézréteget, amikor az alkatrész lábat (pin) mindkét oldalon megforrasztom.</text:span></text:p>
      <text:p text:style-name="P36"><text:span text:style-name="T21"/></text:p>
      <text:p text:style-name="P37">Vezetősávok, összekötés:<text:span text:style-name="T63"> </text:span><text:span text:style-name="T21">Route Tracks gomb, vagy X.</text:span></text:p>
      <text:p text:style-name="P38">Patkányfészek vonal (ratsnest):<text:span text:style-name="T21"> az alkatrészeket összekötő vonal, ami nem elektromos kapcsolat, csak a Kicad jelzi a kapcsolási rajz alapján, hogy mik között kell elektromos kapcsolatot llétrehozni.</text:span><text:span text:style-name="T36"> A vezetősávokat csak az ilyen vonalaknak megfelelően engedi rajzolni.</text:span></text:p>
      <text:p text:style-name="P39"><text:span text:style-name="T64">Pad (párna)</text:span>: <text:span text:style-name="T21">az alkatrészlábak fólia oldali forszemei (valami ilyesmi a lényeg).</text:span></text:p>
      <text:p text:style-name="P40">Via beszúrása egy vezetősávba<text:span text:style-name="T21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41"><text:span text:style-name="T21"/></text:p>
      <text:p text:style-name="P69">Lent az információs sávon jelzi: Pads (padok száma), Track Segmens (vezetősávok és az átvezető furatok átvezetései), Nets (összekötő vonal), Unrouted (amíg nem nulla, addig van összekötetlen rész).</text:p>
      <text:p text:style-name="P41"><text:span text:style-name="T21"/></text:p>
      <text:p text:style-name="P42">Réz zónák: </text:p>
      <text:p text:style-name="P45"><text:span text:style-name="T21">Bal oldali eszköztár: add a filled zone</text:span><text:span text:style-name="T34"> (B)</text:span><text:span text:style-name="T21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35"> A kijelölt zónát az E gombbal tudjuk változtatni (tulajdonság lap), és ha zavaró a látvány, bal oldalt két kapcsolóval tudjuk kapcsolni, hogy csak a határai látszódjanak, vagy az egész.</text:span></text:p>
      <text:p text:style-name="P45"><text:span text:style-name="T35"/></text:p>
      <text:p text:style-name="P50">Rajz részek összelakatolása: <text:span text:style-name="T21">kijelölöd amit lakatolni akarsz, hogy egyben mozgathasd, és jobb kattintás menüből érhető el a grouping. Szétkapcsolás hasonlóan.</text:span></text:p>
      <text:p text:style-name="P45"><text:span text:style-name="T35"/></text:p>
      <text:p text:style-name="P46"><text:span text:style-name="T67">N</text:span>yomtatás:</text:p>
      <text:p text:style-name="P72">A nyomtatási rétegek: </text:p>
      <text:p text:style-name="P47"><text:span text:style-name="T21">A silkscreen (szitanyomás) az alkatrész rajzát jeleníti meg, </text:span><text:span text:style-name="T37">mindig felső nézetből látjuk, a front szita a felül lévő alkatrészeket rajzolja meg, a back szita az alsó oldalon levő alkatrészeket rajzolja, de azt is felülről nézve, vagyis a feliratok tükrözve látszanak. Ha az egész panelt tükrözöm, akkor mindez fordítva lesz, akkor a front </text:span><text:soft-page-break/><text:span text:style-name="T37">szita képe az lesz, ami eddig alul volt, de most a felirat olvasható.</text:span></text:p>
      <text:p text:style-name="P48"><text:span text:style-name="T37">L</text:span><text:span text:style-name="T21">ehet </text:span><text:span text:style-name="T38">user</text:span><text:span text:style-name="T21"> réteg</text:span><text:span text:style-name="T38">ek</text:span><text:span text:style-name="T21">re tetszőleges információkat írni, cím, megjegyzések, pl. polaritás, feszültség, bármi, nem hat rá a tükrözés</text:span><text:span text:style-name="T38"> (csak a réz rétegeket tükrözi)</text:span><text:span text:style-name="T21">, és nyomtatáskor eldöntheted, hogy </text:span><text:span text:style-name="T38">mit akarsz ezekből nyomtatni</text:span><text:span text:style-name="T21">. </text:span></text:p>
      <text:p text:style-name="P48"><text:span text:style-name="T21"/></text:p>
      <text:p text:style-name="P51">Gerber fájlok:<text:span text:style-name="T21"> fájl/plotter/generate drill files: az ablakban újra generate. Nem tudtam megadni, hogy a furatok is láthatóak legyenek. Nekem igazából nincs szükségem gerber fájlra, én nem gyártatok panelt.</text:span></text:p>
      <text:p text:style-name="P51"><text:span text:style-name="T21"/></text:p>
      <text:p text:style-name="P52">3 dimenziós nézet:<text:span text:style-name="T21"> a menüben a nézetben lehet kiválasztani.</text:span><text:span text:style-name="T39"> Pásztázás középső egérgombbal, forgatás jobb egérgombbal.</text:span></text:p>
      <text:p text:style-name="P52"><text:span text:style-name="T39"/></text:p>
      <text:p text:style-name="P52"><text:span text:style-name="T39"/></text:p>
      <text:p text:style-name="P92">III. Egyéni szimbólumok és lábnyomokat</text:p>
      <text:p text:style-name="P91"/>
      <text:p text:style-name="P74">A szimbólum,- és footprint könyvtárak megtekinthetők és létrehozhatók újak, a preferences menüben a manage symbol vagy footprint libraries pontban. A kezdő oldalon <text:span text:style-name="T3">(projekt menedzser oldal) mindkét könyvtárat lehet kezelni,</text:span> a kapcsolási rajz szerkesztőben a symbol könyvtárat, a pcb szerkesztőben meg a footprint könyvtárat. </text:p>
      <text:p text:style-name="P75">Projekt menedzser ablakban kattints a <text:span text:style-name="T3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75"/>
      <text:p text:style-name="P53">Új symbol létrehozása:</text:p>
      <text:p text:style-name="P76">Egy kapcsoló. Symbol editorban. A saját libraryt kijelölni dupla kattintással, és új szimbólum. A megnyíló ablakban a szimbólum neve mezőbe az alkatrész cikkszámát írni be: <text:span text:style-name="T3">M2011S3A1W03</text:span>, és a referencia mezőbe <text:span text:style-name="T3">SW</text:span><text:span text:style-name="T11"> (</text:span><text:span text:style-name="T41">vagy magyarul K, vagy kapcsolo)</text:span><text:span text:style-name="T3"> </text:span><text:span text:style-name="T21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76"><text:span text:style-name="T3">Pint adunk hozzá</text:span><text:span text:style-name="T21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3">insert</text:span><text:span text:style-name="T21"> megnyomásával elhelyezünk még egyet (insert az utolsó műveletet ismétli). A másodjára elhelyezettnél módosítani kell az </text:span><text:span text:style-name="T3">y pozíciót</text:span><text:span text:style-name="T21"> és az </text:span><text:span text:style-name="T3">orentationt</text:span><text:span text:style-name="T21">, valamint a </text:span><text:span text:style-name="T3">pin nevet </text:span><text:span text:style-name="T21">B -re módosítjuk.</text:span><text:span text:style-name="T40"> </text:span></text:p>
      <text:p text:style-name="P77"><text:span text:style-name="T21">Jobb kattintás és a gridet finomra állítjuk a rajzoláshoz, jobb eszköztáron van kör és vonal, megrajzoljuk a kapcsoló hiányzó részét, majd </text:span><text:span text:style-name="T3">FONTOS:</text:span><text:span text:style-name="T21"> vissza kell </text:span><text:span text:style-name="T3">állítani</text:span><text:span text:style-name="T21"> a </text:span><text:span text:style-name="T3">gridet 1,27 mm-re (0.05 inch),</text:span><text:span text:style-name="T21"> mert az alkatrészek lábait </text:span><text:span text:style-name="T3">nem lehet csatlakoztatni a kapcsolási rajzon a vezetékekhez, ha a lábak (pinek) nincsenek 0.05 inch </text:span><text:soft-page-break/><text:span text:style-name="T3">(1,27mm)</text:span><text:span text:style-name="T21"> rácshoz igazítva.</text:span></text:p>
      <text:p text:style-name="P94">Most a vásznon (nem az alkatrészen) dupla kattintás (vagy fájl &gt; szimbólum tulajdonságai). Az érték mezőbe beírni a cikkszámot, a <text:span text:style-name="T3">keywords mezőbe</text:span> beírni <text:span text:style-name="T69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<text:span text:style-name="T69">Ékezet is lehet a kulcsszóban, működött, és akkor biztos nem téveszti össze semelyik angol szóval. </text:span>A tű neve itt nem lényeges, ezért állítsuk be, hogy ne látszódjon. Az OK megnyomása után igazítsa lejjebb az értékmező szövegét, hogy ne takarjon semmit. Mentsd el a szimbólumot és folytasd a lábnyom létrehozásával.</text:p>
      <text:p text:style-name="P78"><text:span text:style-name="T21"/></text:p>
      <text:p text:style-name="P54">A lábnyom létrehozása:</text:p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T21H50M9S</meta:editing-duration>
    <meta:editing-cycles>112</meta:editing-cycles>
    <meta:generator>LibreOffice/7.6.4.1$Linux_X86_64 LibreOffice_project/60$Build-1</meta:generator>
    <dc:date>2024-02-13T01:32:12.497199910</dc:date>
    <meta:document-statistic meta:table-count="0" meta:image-count="0" meta:object-count="0" meta:page-count="10" meta:paragraph-count="159" meta:word-count="3070" meta:character-count="21207" meta:non-whitespace-character-count="18272"/>
    <meta:template xlink:type="simple" xlink:actuate="onRequest" xlink:title="writer_sablon_1_alap" xlink:href="../../../../..//Templates/LibreOffice/Writer/writer_sablon_1_alap.ott" meta:date="2024-02-03T22:53:46.696918726"/>
  </office:meta>
</office:document-meta>
</file>